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l existe cinq grand types d'ennemis dans Holyspirit, on peut les distinguer comme suit :</text:p>
      <text:list xml:id="list34263860" text:style-name="L1">
        <text:list-item>
          <text:p text:style-name="P1">Les objets animés </text:p>
          <text:p text:style-name="P1">Ce sont de simples objets contrôlés par des entités démoniaques mineures. La plupart des objets animés sont des errants. Mais certains démons particulièrement retords n'hésitent pas à prendre les formes les plus diverses.</text:p>
        </text:list-item>
        <text:list-item>
          <text:p text:style-name="P2">Les animaux possédés</text:p>
          <text:p text:style-name="P1">Ces animaux ne correspondent plus en rien à ce qu'ils étaient de leur vivant. La plupart ont subis d'importantes mutations physiques les rendant surpuissant. Il ne sert à rien d'essayer de les apprivoisés. S'ils sont seuls, ce ne sont que de piètres adversaires mais en bande, ils deviennent des plus dangereux.</text:p>
        </text:list-item>
        <text:list-item>
          <text:p text:style-name="P1">Les hommes corrompus</text:p>
          <text:p text:style-name="P1">Ces hommes ont vendu leur âme de gré ou de force contre des pouvoirs surnaturels. Parmi ceux-ci, on retrouve <text:s/>aussi bien les milices corrompues, de simples civiles servant de chair à canon, que les terribles Prêcheurs de la folie, des moines démoniaques extrêmement puissants, capables de contrôler les pouvoirs infernaux. </text:p>
        </text:list-item>
        <text:list-item>
          <text:p text:style-name="P1">Les mort-vivants</text:p>
          <text:p text:style-name="P1">Classe particulière parmi les objets animés, on les en différencie tout de même car ils gardent leurs instincts primordiaux, c'est à dire la haine des vivants. Ils regroupent les squelettes, zombies, goules, ...</text:p>
          <text:p text:style-name="P1">Heureusement, tous ne sont pas là pour nuire aux vivants. Certains, comme les fantômes, n'ont aucun pouvoir sur leur environnement et se trouvaient là bien avant que les brêches n'apparaissent. Ils errent de par le monde afin d'expurger le mal qu'ils ont commis de leur vivant. Certains pourraient croisé la route de nos héros et leurs enseigner leur secret.</text:p>
        </text:list-item>
        <text:list-item>
          <text:p text:style-name="P1">Les démons</text:p>
          <text:p text:style-name="P1">Faune des enfers, ils en existe de nombreuses espèces, allant des simples démons mineurs jusqu'aux Généraux Infernaux. Rarement rencontrés dans notre dimension du fait de l'instabilité des brèches inter dimensionnelles, ils <text:s/>constituent néanmoins des adversaires redoutables pour le héros. </text:p>
        </text:list-item>
        <text:list-item>
          <text:p text:style-name="P1">Les anges</text:p>
          <text:p text:style-name="P1">Ils sont sur un plan d'égalité avec les démons tout en étant leur total opposé. On ne les rencontre qu'au Paradis ou dans de rare cas menant des incursions en Enfer. Les plus puissants, les Archanges, ont pour rôle de garder la forteresse céleste de Pandémonium, le dernier rempart entre l'Enfer et le Paradis.</text:p>
        </text:list-item>
      </text:list>
      <text:p text:style-name="Text_20_body"/>
      <text:p text:style-name="Text_20_body">Description détaillée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19M22S</meta:editing-duration>
    <meta:editing-cycles>19</meta:editing-cycles>
    <meta:generator>OpenOffice.org/3.1$Win32 OpenOffice.org_project/310m19$Build-9420</meta:generator>
    <dc:date>2010-01-06T14:32:52.67</dc:date>
    <dc:creator>Corentin Naisse</dc:creator>
    <meta:document-statistic meta:table-count="0" meta:image-count="0" meta:object-count="0" meta:page-count="1" meta:paragraph-count="15" meta:word-count="365" meta:character-count="2242"/>
    <meta:user-defined meta:name="Info 1"/>
    <meta:user-defined meta:name="Info 2"/>
    <meta:user-defined meta:name="Info 3"/>
    <meta:user-defined meta:name="Info 4"/>
  </office:meta>
</office:document-meta>
</file>